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2pt" style:font-size-asian="12pt" style:font-size-complex="12pt"/>
    </style:style>
    <style:style style:name="P2" style:family="paragraph" style:parent-style-name="Preformatted_20_Text">
      <style:text-properties style:font-name="Liberation Serif" fo:font-size="12pt" officeooo:paragraph-rsid="00062e00" style:font-size-asian="12pt" style:font-size-complex="12pt"/>
    </style:style>
    <style:style style:name="P3" style:family="paragraph" style:parent-style-name="Preformatted_20_Text">
      <style:text-properties style:font-name="Liberation Serif" fo:font-size="12pt" officeooo:rsid="00062e00" officeooo:paragraph-rsid="00062e00" style:font-size-asian="12pt" style:font-size-complex="12pt"/>
    </style:style>
    <style:style style:name="P4" style:family="paragraph" style:parent-style-name="Preformatted_20_Text">
      <style:text-properties style:font-name="Liberation Serif" fo:font-size="12pt" officeooo:paragraph-rsid="0009bafc" style:font-size-asian="12pt" style:font-size-complex="12pt"/>
    </style:style>
    <style:style style:name="P5" style:family="paragraph" style:parent-style-name="Preformatted_20_Text">
      <style:text-properties style:font-name="Liberation Serif" fo:font-size="12pt" officeooo:rsid="0009f2c1" officeooo:paragraph-rsid="0009f2c1" style:font-size-asian="12pt" style:font-size-complex="12pt"/>
    </style:style>
    <style:style style:name="P6" style:family="paragraph" style:parent-style-name="Preformatted_20_Text">
      <style:text-properties style:font-name="Liberation Serif" fo:font-size="12pt" officeooo:rsid="000b580b" officeooo:paragraph-rsid="000b580b" style:font-size-asian="12pt" style:font-size-complex="12pt"/>
    </style:style>
    <style:style style:name="P7" style:family="paragraph" style:parent-style-name="Preformatted_20_Text">
      <style:text-properties style:font-name="Liberation Serif" fo:font-size="12pt" officeooo:paragraph-rsid="000b8681" style:font-size-asian="12pt" style:font-size-complex="12pt"/>
    </style:style>
    <style:style style:name="P8" style:family="paragraph" style:parent-style-name="Preformatted_20_Text">
      <style:text-properties style:font-name="Liberation Serif" fo:font-size="12pt" officeooo:rsid="000b8681" officeooo:paragraph-rsid="000b8681" style:font-size-asian="12pt" style:font-size-complex="12pt"/>
    </style:style>
    <style:style style:name="P9" style:family="paragraph" style:parent-style-name="Preformatted_20_Text">
      <style:text-properties style:font-name="Liberation Serif" fo:font-size="12pt" officeooo:rsid="000c9ac7" officeooo:paragraph-rsid="000c9ac7" style:font-size-asian="12pt" style:font-size-complex="12pt"/>
    </style:style>
    <style:style style:name="P10" style:family="paragraph" style:parent-style-name="Preformatted_20_Text">
      <style:text-properties style:font-name="Liberation Serif" fo:font-size="12pt" officeooo:rsid="000cf1f5" officeooo:paragraph-rsid="000cf1f5" style:font-size-asian="12pt" style:font-size-complex="12pt"/>
    </style:style>
    <style:style style:name="T1" style:family="text">
      <style:text-properties officeooo:rsid="00058ddb"/>
    </style:style>
    <style:style style:name="T2" style:family="text">
      <style:text-properties officeooo:rsid="00062e00"/>
    </style:style>
    <style:style style:name="T3" style:family="text">
      <style:text-properties officeooo:rsid="0006ec4e"/>
    </style:style>
    <style:style style:name="T4" style:family="text">
      <style:text-properties officeooo:rsid="00087b2e"/>
    </style:style>
    <style:style style:name="T5" style:family="text">
      <style:text-properties officeooo:rsid="0009bafc"/>
    </style:style>
    <style:style style:name="T6" style:family="text">
      <style:text-properties officeooo:rsid="0009f2c1"/>
    </style:style>
    <style:style style:name="T7" style:family="text">
      <style:text-properties officeooo:rsid="000b580b"/>
    </style:style>
    <style:style style:name="T8" style:family="text">
      <style:text-properties officeooo:rsid="000b8681"/>
    </style:style>
    <style:style style:name="T9" style:family="text">
      <style:text-properties officeooo:rsid="000c9ac7"/>
    </style:style>
    <style:style style:name="T10" style:family="text">
      <style:text-properties officeooo:rsid="000cf1f5"/>
    </style:style>
    <style:style style:name="T11" style:family="text">
      <style:text-properties officeooo:rsid="000e2d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ysics 1 - 2014</text:p>
      <text:p text:style-name="P1"/>
      <text:p text:style-name="P1">Distinguish random error from systematic error.</text:p>
      <text:p text:style-name="P1">Give a practical example of <text:span text:style-name="T1">random error and systematic error</text:span> and briefly explain how they can be reduced or eliminated.</text:p>
      <text:p text:style-name="P1"/>
      <text:p text:style-name="P1">Define the terms error and mistake.</text:p>
      <text:p text:style-name="P1"/>
      <text:p text:style-name="P1">An experiment was done to find the acceleration due to <text:span text:style-name="T1">gravity</text:span> by using the formula: <text:span text:style-name="T1">T = 2 pi sqrt{ l / g }</text:span> , <text:span text:style-name="T1">w</text:span>here all symbols carry their usual meaning. <text:s/>If the clock losses 3 seconds in 5 minutes, <text:span text:style-name="T1">determine</text:span> <text:span text:style-name="T1">the</text:span> error in <text:span text:style-name="T1">measuring </text:span>‘<text:span text:style-name="T1">g’</text:span> given that, <text:span text:style-name="T1">T</text:span>= 2.22 sec, <text:span text:style-name="T1">l </text:span>= <text:span text:style-name="T1">121.6 </text:span>cm, <text:span text:style-name="T1">DELTA T_1 = 0.1 sec</text:span>, <text:span text:style-name="T1">and DELTA l = plusminus 0.05 .</text:span></text:p>
      <text:p text:style-name="P1"/>
      <text:p text:style-name="P1"><text:span text:style-name="T1">What</text:span> is <text:span text:style-name="T1">the</text:span> <text:span text:style-name="T1">importance</text:span> of dimensional <text:span text:style-name="T1">analysis</text:span> <text:span text:style-name="T1">inspite</text:span> of its drawbacks?</text:p>
      <text:p text:style-name="P1"/>
      <text:p text:style-name="P1">The <text:span text:style-name="T2">following</text:span> <text:span text:style-name="T2">measurements</text:span> were taken by a student fort he <text:span text:style-name="T2">length</text:span> <text:span text:style-name="T2">of a piece of rod: 21.02, 20.99, 20.92, 21.11 and 20.69.</text:span> Basing on error analysis find the <text:span text:style-name="T2">true</text:span> value at the <text:span text:style-name="T2">length</text:span> of a piece of rod and its associated <text:span text:style-name="T2">error</text:span>.</text:p>
      <text:p text:style-name="P1"/>
      <text:p text:style-name="P1"><text:span text:style-name="T2">Outline</text:span> the <text:span text:style-name="T2">motions</text:span> that <text:span text:style-name="T2">add</text:span> up to make <text:span text:style-name="T2">projectile</text:span> motion. </text:p>
      <text:p text:style-name="P1"/>
      <text:p text:style-name="P1"><text:span text:style-name="T2">I</text:span>n the first <text:span text:style-name="T2">second</text:span> <text:span text:style-name="T2">of</text:span> its <text:span text:style-name="T2">flight,</text:span> a rocket <text:span text:style-name="T2">ejects</text:span> <text:span text:style-name="T2">1/60 of </text:span><text:s/>its mass <text:span text:style-name="T2">with</text:span> <text:span text:style-name="T2">a</text:span> relative velocity of 2400 m/s.</text:p>
      <text:p text:style-name="P1">Find its acceleration.</text:p>
      <text:p text:style-name="P1">Wha<text:span text:style-name="T2">t</text:span> is the final <text:span text:style-name="T2">velocity</text:span> if the ratio of <text:span text:style-name="T2">initial</text:span> to final mass of the rocket is 4 <text:span text:style-name="T2">at </text:span>a <text:span text:style-name="T2">time</text:span> of 60 seconds? </text:p>
      <text:p text:style-name="P1"/>
      <text:p text:style-name="P1">A ball is thrown upwards with an initial velocity of 33 m/s from a point 65 <text:span text:style-name="T2">degrees</text:span> on the side of a hill which slopes upward uniformly at an <text:span text:style-name="T2">angle</text:span> of 28 <text:span text:style-name="T2">degrees</text:span>.</text:p>
      <text:p text:style-name="P1">At what distance up the slope does the ball strike?</text:p>
      <text:p text:style-name="P1">Calculate the <text:span text:style-name="T2">t</text:span>ime of flight of the ball. </text:p>
      <text:p text:style-name="P1"/>
      <text:p text:style-name="P1">State the principle of conservation of linear momentum. </text:p>
      <text:p text:style-name="P2">Give two examples of the principle of conservation of linear momentum. </text:p>
      <text:p text:style-name="P2"/>
      <text:p text:style-name="P1">A cannon of mass 1300<text:span text:style-name="T2">kg</text:span> fires a 72<text:span text:style-name="T2">kg</text:span> ball in a horizontal direction with a nuzzle speed of <text:span text:style-name="T2">5</text:span>5 m/s, If the cannon <text:span text:style-name="T2">i</text:span>s mounted so that it can recoil freely <text:span text:style-name="T2">calculate</text:span> the:</text:p>
      <text:p text:style-name="P1"><text:span text:style-name="T2">(i) <text:s/></text:span>recoil velocity of the cannon relative to the earth. </text:p>
      <text:p text:style-name="P1">(<text:span text:style-name="T2">ii</text:span>) <text:span text:style-name="T2">horizontal</text:span> velocity of the ball relative to the earth. </text:p>
      <text:p text:style-name="P1"/>
      <text:p text:style-name="P1">Define the term ‘radial acceleration’. </text:p>
      <text:p text:style-name="P1"/>
      <text:p text:style-name="P1">An insect is released from rest at the top of the smooth bowling ba<text:span text:style-name="T2">ll</text:span> such that it slides over the ball. Prove that it will loose <text:span text:style-name="T2">i</text:span>ts footing with the ball at an angle of about 48 <text:span text:style-name="T2">degrees</text:span> with the vertical.</text:p>
      <text:p text:style-name="P1"/>
      <text:p text:style-name="P2"><text:span text:style-name="T2">State where the magnitude of acceleration is greatest in simple harmonic motion.</text:span></text:p>
      <text:p text:style-name="P2"/>
      <text:p text:style-name="P2"><text:span text:style-name="T2">Sketch a graph</text:span> of acceleration against displacement for a simple harmonic <text:span text:style-name="T2">motion.</text:span></text:p>
      <text:p text:style-name="P2"/>
      <text:p text:style-name="P3">A vertical spring fixed at one end has a mass of 0.2kg and is attached at the other end.</text:p>
      <text:p text:style-name="P1">Determine the:</text:p>
      <text:p text:style-name="P1"><text:soft-page-break/>(i) Extens<text:span text:style-name="T2">ion of the spring.</text:span></text:p>
      <text:p text:style-name="P1">(<text:span text:style-name="T2">ii)</text:span> Energ<text:span text:style-name="T2">y</text:span> stored <text:span text:style-name="T2">in the spring.</text:span></text:p>
      <text:p text:style-name="P1"/>
      <text:p text:style-name="P3">The displacement of a particle from the equilibrium position moving with simple harmonic motion is given by x = 0.05 sin(6t), where t is the time in seconds measured at an instant when x=0. <text:s/>Calculate the:</text:p>
      <text:p text:style-name="P2"><text:span text:style-name="T2">(i) Amplitude of oscillations.</text:span></text:p>
      <text:p text:style-name="P1">(<text:span text:style-name="T2">ii</text:span>) <text:span text:style-name="T2">Period</text:span> of oscillations. </text:p>
      <text:p text:style-name="P1"><text:span text:style-name="T2">(iii) <text:s/></text:span>Maximum acceleration of the particle. </text:p>
      <text:p text:style-name="P1"/>
      <text:p text:style-name="P1"><text:span text:style-name="T2">Define</text:span> the <text:span text:style-name="T2">universal</text:span> gravitational constant.</text:p>
      <text:p text:style-name="P1"/>
      <text:p text:style-name="P1"><text:span text:style-name="T2">How is the gravitational</text:span> potential related to gravitational field strength?</text:p>
      <text:p text:style-name="P1"/>
      <text:p text:style-name="P1">Write <text:span text:style-name="T2">down</text:span> an expression for the acceleration due to <text:span text:style-name="T2">gravity (g) of</text:span> a body of <text:span text:style-name="T2">mass (m) </text:span>which is <text:span text:style-name="T2">at a <text:s/>distance</text:span> <text:span text:style-name="T2">(r)</text:span> from the centre of the earth. </text:p>
      <text:p text:style-name="P1"><text:span text:style-name="T3">If the</text:span> <text:span text:style-name="T3">E</text:span>arth <text:span text:style-name="T3">w</text:span>ere made <text:span text:style-name="T3">o</text:span>f lead of relative density of 11.3 <text:span text:style-name="T3">kg/m^3</text:span>, what would he the value of acceleration due to <text:span text:style-name="T3">gravity</text:span> on the surface of the earth?</text:p>
      <text:p text:style-name="P1"/>
      <text:p text:style-name="P1">Why <text:span text:style-name="T3">the</text:span> value of acceleration <text:span text:style-name="T3">due</text:span> to gravity (<text:span text:style-name="T3">g</text:span>) changes due to the <text:span text:style-name="T3">change</text:span> in <text:span text:style-name="T3">latitude</text:span>? Give <text:span text:style-name="T3">t</text:span>wo reasons.</text:p>
      <text:p text:style-name="P1"/>
      <text:p text:style-name="P1">A <text:span text:style-name="T3">rocket is</text:span> fired from the earth towards the sun. At <text:span text:style-name="T3">what</text:span> <text:span text:style-name="T3">point</text:span> on its path i<text:span text:style-name="T3">s the gravitational</text:span> force on the rocket zer<text:span text:style-name="T3">o</text:span>?</text:p>
      <text:p text:style-name="P1"/>
      <text:p text:style-name="P1">Define <text:span text:style-name="T3">torque</text:span> and give its S.<text:span text:style-name="T3">I.</text:span> unit.</text:p>
      <text:p text:style-name="P1"/>
      <text:p text:style-name="P1">A disc of moment of inertia <text:span text:style-name="T3">2.5x10E-4 kg/m^2</text:span> <text:span text:style-name="T3">is</text:span> rotating <text:span text:style-name="T3">freely</text:span> about <text:span text:style-name="T3">a</text:span>n a<text:span text:style-name="T3">x</text:span>is through its centre at 20 rev/min. If some wax of mass <text:span text:style-name="T3">0.04kg</text:span> <text:span text:style-name="T3">i</text:span>s dropped <text:span text:style-name="T3">gently</text:span> on to the <text:span text:style-name="T3">disc</text:span> <text:span text:style-name="T3">0.</text:span>05<text:span text:style-name="T3">m</text:span> <text:span text:style-name="T3">from</text:span> its axis, what will be the <text:span text:style-name="T3">new</text:span> <text:span text:style-name="T3">revolution</text:span> per minute of the disc? </text:p>
      <text:p text:style-name="P1"/>
      <text:p text:style-name="P1">Explain <text:span text:style-name="T3">briefly</text:span> why a:</text:p>
      <text:p text:style-name="P1">(<text:span text:style-name="T3">i</text:span>) high diver can <text:span text:style-name="T3">turn</text:span> more somersaults before striking the water?</text:p>
      <text:p text:style-name="P1">(i<text:span text:style-name="T3">i</text:span>) dancer on skates can spin faster by <text:span text:style-name="T3">folding</text:span> her arms?</text:p>
      <text:p text:style-name="P1"/>
      <text:p text:style-name="P1">A heavy flywheel of moment of inertia <text:span text:style-name="T3">0.4 kg/m^2</text:span> is mounted on <text:span text:style-name="T3">a</text:span> <text:span text:style-name="T3">horizontal</text:span> axle of radius <text:span text:style-name="T3">0.01m.</text:span> <text:span text:style-name="T3">If a</text:span> force of <text:span text:style-name="T3">60N </text:span>is applied tangentially to the axle:</text:p>
      <text:p text:style-name="P1">(<text:span text:style-name="T3">i</text:span>) <text:s/>Calculate the <text:span text:style-name="T3">angular</text:span> velocity of the flywheel <text:span text:style-name="T3">after</text:span> 5 seconds from rest.</text:p>
      <text:p text:style-name="P1">(<text:span text:style-name="T3">ii</text:span>) List dow<text:span text:style-name="T3">n </text:span>two assumptions taken to arrive at your answer in <text:span text:style-name="T3">above</text:span>.</text:p>
      <text:p text:style-name="P1"/>
      <text:p text:style-name="P1">Give two ways in which the <text:span text:style-name="T4">internal</text:span> energy of the system can be changed.</text:p>
      <text:p text:style-name="P1"/>
      <text:p text:style-name="P1">List down two simple applications of the First law of thermodynamics in our <text:span text:style-name="T4">daily</text:span> life.</text:p>
      <text:p text:style-name="P1"/>
      <text:p text:style-name="P1">One mo<text:span text:style-name="T4">l</text:span>e of a gas expands from volume, V_<text:span text:style-name="T4">1</text:span>, to a volume V_<text:span text:style-name="T4">2</text:span>. If the gas obeys the Van- der-Waal’s equation, <text:span text:style-name="T4">( p + a/v^2 )( v – b) = RT</text:span>, derive the formula for work done in this process.</text:p>
      <text:p text:style-name="P1"/>
      <text:p text:style-name="P1">A heat engine works <text:span text:style-name="T4">at</text:span> two temperatures of 27 <text:span text:style-name="T5">degrees </text:span>C and 227 <text:span text:style-name="T5">degrees </text:span>C. Calculate the:</text:p>
      <text:p text:style-name="P4">Efficiency of the engine. </text:p>
      <text:p text:style-name="P4"><text:soft-page-break/>Temperature which will increase the efficiency by <text:span text:style-name="T5">1</text:span>0% if the <text:span text:style-name="T5">room </text:span>temperature is kept at 27 <text:span text:style-name="T5">degrees </text:span>C. </text:p>
      <text:p text:style-name="P1"/>
      <text:p text:style-name="P1">Define thermal convection.</text:p>
      <text:p text:style-name="P1"/>
      <text:p text:style-name="P1">Prove that at a very small temperature difference, <text:span text:style-name="T5">DELTA T = T_b – T_s, </text:span><text:s/>Newton's law of cooling obeys the Stefan’s law, whereby <text:span text:style-name="T5">T_b</text:span>, is the temperature of the b<text:span text:style-name="T5">ody </text:span>and <text:span text:style-name="T5">T_s</text:span> is the temperature of the surrounding. </text:p>
      <text:p text:style-name="P1"/>
      <text:p text:style-name="P1">What is meant by temperature of inversion?</text:p>
      <text:p text:style-name="P1"/>
      <text:p text:style-name="P1">A thermometer was wrongly calibrated as mt reads the melting point of ice as -10 <text:span text:style-name="T5">degrees </text:span>C and reading a temperature of 60 <text:span text:style-name="T5">degrees </text:span>C in place of 50 <text:span text:style-name="T5">degrees </text:span>C What would be the temperature of boiling point of water on this scale? </text:p>
      <text:p text:style-name="P1"/>
      <text:p text:style-name="P1">What is meant by the following terms:</text:p>
      <text:p text:style-name="P1">(<text:span text:style-name="T5">i</text:span>) Alternating current (<text:span text:style-name="T5">a.c.)</text:span></text:p>
      <text:p text:style-name="P1">(ii) Effective value of A.C. </text:p>
      <text:p text:style-name="P1"/>
      <text:p text:style-name="P5">A 60V, 10W lamp is to be run on 100V, 60Hz A.C mains.</text:p>
      <text:p text:style-name="P1">(<text:span text:style-name="T6">i</text:span>) Calculate the inductance of a choke coil required.</text:p>
      <text:p text:style-name="P1"><text:span text:style-name="T6">(</text:span>ii} If a resistor is used in above instead of choke, what wil<text:span text:style-name="T6">l</text:span> be value of its <text:span text:style-name="T6">resistance.</text:span></text:p>
      <text:p text:style-name="P1"/>
      <text:p text:style-name="P1">An LCR circuit with <text:span text:style-name="T6">R</text:span> = 70 <text:span text:style-name="T6">omhs </text:span>in series with a parallel combination of <text:span text:style-name="T6">L</text:span> = <text:span text:style-name="T6">1.5H</text:span> and</text:p>
      <text:p text:style-name="P1">C =30 <text:span text:style-name="T6">mu </text:span>F <text:span text:style-name="T6">is</text:span> driven by a 230<text:span text:style-name="T6">V</text:span> supply with angular frequency of 300 rad/s.</text:p>
      <text:p text:style-name="P1">(1) Find the power in put to the <text:span text:style-name="T6">circuit.</text:span> </text:p>
      <text:p text:style-name="P6">(ii) <text:s/>At the frequency omega_o = 1 / (sqrt{LC}) , how does the circuit respond?</text:p>
      <text:p text:style-name="P6"/>
      <text:p text:style-name="P1">Define the <text:span text:style-name="T7">following terms</text:span>:</text:p>
      <text:p text:style-name="P1">(i<text:span text:style-name="T7">)</text:span> Current density</text:p>
      <text:p text:style-name="P1">(<text:span text:style-name="T7">ii</text:span>) Conductivity </text:p>
      <text:p text:style-name="P1"/>
      <text:p text:style-name="P1">Under what condition is Ohm’s law true?</text:p>
      <text:p text:style-name="P1"/>
      <text:p text:style-name="P1">Why does the voltage across the terminals of a cell or battery fall when it is delivering a current? </text:p>
      <text:p text:style-name="P1"/>
      <text:p text:style-name="P1">Define temperature coefficient of resistance.</text:p>
      <text:p text:style-name="P1">A heating coil of Nichrome wire with cross sectional area of <text:span text:style-name="T7">0.1 mm^2</text:span> operate<text:span text:style-name="T7">s</text:span> on a 12<text:span text:style-name="T7">V</text:span>supply, and has a power of 36<text:span text:style-name="T7">W</text:span> when immersed in water at 373K. Calculate the length of the wire.</text:p>
      <text:p text:style-name="P1"/>
      <text:p text:style-name="P1">What is meant by the following electronic circuits:</text:p>
      <text:p text:style-name="P1">(i) Logic gates </text:p>
      <text:p text:style-name="P1"><text:span text:style-name="T8">(ii</text:span>) Integrated circuits</text:p>
      <text:p text:style-name="P1"/>
      <text:p text:style-name="P7">Draw a truth table for the circuit in Figure <text:span text:style-name="T8">1 </text:span>including the states at C, D, E, F and G. </text:p>
      <text:p text:style-name="P8">### Insert Image here ###</text:p>
      <text:p text:style-name="P1"/>
      <text:p text:style-name="P1"><text:span text:style-name="T8">S</text:span>tudy the circuit in <text:span text:style-name="T8">below, </text:span>then answer the questions that follow:</text:p>
      <text:p text:style-name="P7"><text:span text:style-name="T8">### Insert Image here ###</text:span></text:p>
      <text:p text:style-name="P1">(i) What type of a single gate would provide exactly the same function as a <text:span text:style-name="T8">a circuit in the figure?</text:span></text:p>
      <text:p text:style-name="P1"><text:soft-page-break/>(ii) Draw the diagram of a symbol representing a single gate <text:span text:style-name="T8">as described above.</text:span></text:p>
      <text:p text:style-name="P1"/>
      <text:p text:style-name="P1">What is light emitting diode <text:span text:style-name="T9">(LED).</text:span></text:p>
      <text:p text:style-name="P1"/>
      <text:p text:style-name="P1"><text:span text:style-name="T9">Give </text:span>three advantages of LED's lamp in radio and other electronic system over <text:span text:style-name="T9">fi</text:span>lament lamps.</text:p>
      <text:p text:style-name="P1"/>
      <text:p text:style-name="P1">What is the basic difference between good conductors and semiconductors.</text:p>
      <text:p text:style-name="P1"/>
      <text:p text:style-name="P1"><text:span text:style-name="T9">T</text:span>wo silicon <text:span text:style-name="T9">diode each of forward bias voltage of 0.7V are connected in a circuit as shown below:</text:span></text:p>
      <text:p text:style-name="P9">### Insert image here ###</text:p>
      <text:p text:style-name="P9">Calculate the value of I_1 and I_2</text:p>
      <text:p text:style-name="P9"/>
      <text:p text:style-name="P1"><text:span text:style-name="T9">Mention</text:span> two types of transistors.</text:p>
      <text:p text:style-name="P1"><text:span text:style-name="T10">Which</text:span> among the transistors mentioned above responds <text:span text:style-name="T10">quickly to e</text:span>lectrical signal? Give reason for <text:span text:style-name="T10">your</text:span> answer.</text:p>
      <text:p text:style-name="P1"/>
      <text:p text:style-name="P1"><text:span text:style-name="T10">Give th</text:span>e meaning of the fol<text:span text:style-name="T10">lowing</text:span> terms:</text:p>
      <text:p text:style-name="P1">(<text:span text:style-name="T10">i</text:span>) Bandwidth</text:p>
      <text:p text:style-name="P10">(ii) <text:s/>Amplitude modulated carrier wave</text:p>
      <text:p text:style-name="P10"/>
      <text:p text:style-name="P1">What is the purpose of amplifiers in a phone link? </text:p>
      <text:p text:style-name="P1"/>
      <text:p text:style-name="P1"><text:span text:style-name="T10">S</text:span>ketch the frequency spectrum for <text:span text:style-name="T10">1500m radio</text:span> waves modulated <text:span text:style-name="T10">by 4 kHz audio signal.</text:span></text:p>
      <text:p text:style-name="P1"/>
      <text:p text:style-name="P1"><text:span text:style-name="T10">L</text:span>ist down <text:span text:style-name="T10">two</text:span> advantages of digital signals over <text:span text:style-name="T10">analogue</text:span> signals.</text:p>
      <text:p text:style-name="P1"/>
      <text:p text:style-name="P1">A carrier of frequency 800 <text:span text:style-name="T10">k</text:span>Hz is <text:span text:style-name="T10">amplitude</text:span> modulated by frequencies <text:span text:style-name="T10">ranging from 1 kHz to 10 kHz. <text:s/></text:span>What frequency range does each <text:span text:style-name="T10">sideband</text:span> cover? ,</text:p>
      <text:p text:style-name="P1"/>
      <text:p text:style-name="P1">Describe <text:span text:style-name="T11">the</text:span> sources and effects of the following pollutants on the environment:</text:p>
      <text:p text:style-name="P1">(<text:span text:style-name="T11">i</text:span>) Air pollution. </text:p>
      <text:p text:style-name="P1">(<text:span text:style-name="T11">ii</text:span>) Radiation pollution.</text:p>
      <text:p text:style-name="P1"/>
      <text:p text:style-name="P1">Briefly explain the influence of the following climatic conditions for plant growth and development:</text:p>
      <text:p text:style-name="P1">(<text:span text:style-name="T11">i)</text:span> Rain fall and water</text:p>
      <text:p text:style-name="P1">(<text:span text:style-name="T11">ii</text:span>) Wind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31T18:16:34.329851537</dc:date>
    <meta:editing-duration>PT35M35S</meta:editing-duration>
    <meta:editing-cycles>10</meta:editing-cycles>
    <meta:document-statistic meta:table-count="0" meta:image-count="0" meta:object-count="0" meta:page-count="4" meta:paragraph-count="102" meta:word-count="1414" meta:character-count="7807" meta:non-whitespace-character-count="6458"/>
  </office:meta>
</office:document-meta>
</file>